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3" style:family="table-row">
      <style:table-row-properties style:min-row-height="0.388cm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Header" style:master-page-name="Standard">
      <style:paragraph-properties style:page-number="auto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f1e3d1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1" fo:font-size="12pt" fo:letter-spacing="normal" fo:language="nl" fo:country="NL" fo:font-style="normal" fo:font-weight="normal" officeooo:rsid="0f1e3d19" officeooo:paragraph-rsid="10c7cd3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officeooo:paragraph-rsid="111cdaf8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3c68"/>
    </style:style>
    <style:style style:name="P8" style:family="paragraph">
      <style:paragraph-properties fo:text-align="start"/>
      <style:text-properties style:text-line-through-style="none" style:text-line-through-type="none" fo:font-family="Arial" style:font-style-name="Standaard" style:font-family-generic="swiss" style:font-pitch="variable" fo:font-size="12pt" fo:font-style="normal" style:text-underline-style="none" fo:font-weight="normal"/>
    </style:style>
    <style:style style:name="P9" style:family="paragraph" style:parent-style-name="Standard">
      <style:text-properties officeooo:paragraph-rsid="10eb1cc2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1" fo:font-size="12pt" fo:letter-spacing="normal" fo:language="nl" fo:country="NL" fo:font-style="normal" fo:font-weight="normal" officeooo:rsid="047cacfc" officeooo:paragraph-rsid="105e3c6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3fe0b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900970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10900970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16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cc50ec9"/>
    </style:style>
    <style:style style:name="P19" style:family="paragraph" style:parent-style-name="Standard">
      <style:paragraph-properties fo:text-align="center" style:justify-single-word="false"/>
      <style:text-properties officeooo:paragraph-rsid="115d755b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style:font-name="Liberation Sans1" officeooo:rsid="043ccc66" officeooo:paragraph-rsid="0e849f1d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115d755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25" style:family="paragraph" style:parent-style-name="Standard">
      <style:text-properties officeooo:paragraph-rsid="1150e784"/>
    </style:style>
    <style:style style:name="P26" style:family="paragraph" style:parent-style-name="Footnote">
      <style:text-properties fo:color="#000000" loext:opacity="100%" style:font-name="Liberation Sans1" fo:font-size="10pt" fo:language="nl" fo:country="NL" officeooo:rsid="0b8e0034" officeooo:paragraph-rsid="0f984cd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officeooo:paragraph-rsid="0d1ec96e"/>
    </style:style>
    <style:style style:name="P28" style:family="paragraph" style:parent-style-name="Standard">
      <style:text-properties officeooo:paragraph-rsid="0dbec325"/>
    </style:style>
    <style:style style:name="P29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e8aa5aa" officeooo:paragraph-rsid="0e8aa5aa"/>
    </style:style>
    <style:style style:name="P31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officeooo:paragraph-rsid="0fb98046"/>
    </style:style>
    <style:style style:name="P33" style:family="paragraph" style:parent-style-name="Standard">
      <style:text-properties officeooo:paragraph-rsid="0fb98046"/>
    </style:style>
    <style:style style:name="P34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35" style:family="paragraph" style:parent-style-name="Standard">
      <style:text-properties officeooo:rsid="0e8aa5aa" officeooo:paragraph-rsid="0fb98046"/>
    </style:style>
    <style:style style:name="P36" style:family="paragraph" style:parent-style-name="Standard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officeooo:paragraph-rsid="100a8329"/>
    </style:style>
    <style:style style:name="P40" style:family="paragraph" style:parent-style-name="Footnote">
      <style:text-properties officeooo:paragraph-rsid="105c5e96"/>
    </style:style>
    <style:style style:name="P41" style:family="paragraph" style:parent-style-name="Footnote">
      <style:text-properties style:font-name="Liberation Sans1" officeooo:paragraph-rsid="1015e93a"/>
    </style:style>
    <style:style style:name="P42" style:family="paragraph" style:parent-style-name="Footnote">
      <style:paragraph-properties style:writing-mode="lr-tb"/>
      <style:text-properties officeooo:paragraph-rsid="114ea50b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969df"/>
    </style:style>
    <style:style style:name="P44" style:family="paragraph" style:parent-style-name="Standard">
      <style:paragraph-properties fo:text-align="center" style:justify-single-word="false"/>
      <style:text-properties officeooo:paragraph-rsid="0e03342d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officeooo:paragraph-rsid="10d478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7" style:family="paragraph" style:parent-style-name="Standard">
      <style:paragraph-properties fo:text-align="center" style:justify-single-word="false"/>
      <style:text-properties officeooo:paragraph-rsid="0d8c21b9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officeooo:rsid="0e8aa5aa" officeooo:paragraph-rsid="115d755b"/>
    </style:style>
    <style:style style:name="P49" style:family="paragraph" style:parent-style-name="Standard">
      <style:text-properties officeooo:paragraph-rsid="0e2a40f4"/>
    </style:style>
    <style:style style:name="P50" style:family="paragraph" style:parent-style-name="Standard">
      <style:text-properties officeooo:rsid="0fde3dbd" officeooo:paragraph-rsid="102ebb8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05d6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0e0463fc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paragraph-properties fo:text-align="center" style:justify-single-word="false"/>
      <style:text-properties officeooo:paragraph-rsid="0e0bda5c"/>
    </style:style>
    <style:style style:name="P57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58" style:family="paragraph" style:parent-style-name="Standard">
      <style:text-properties style:font-name="Liberation Sans1" fo:font-size="12pt" officeooo:rsid="0e0463fc" officeooo:paragraph-rsid="10b5b188" style:font-size-asian="12pt" style:font-size-complex="12pt"/>
    </style:style>
    <style:style style:name="P59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officeooo:paragraph-rsid="10178c94"/>
    </style:style>
    <style:style style:name="P61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62" style:family="paragraph" style:parent-style-name="Standard">
      <style:text-properties officeooo:paragraph-rsid="0fad1a3f"/>
    </style:style>
    <style:style style:name="P63" style:family="paragraph" style:parent-style-name="Standard">
      <style:text-properties officeooo:paragraph-rsid="0fcd2b2a"/>
    </style:style>
    <style:style style:name="P64" style:family="paragraph" style:parent-style-name="Standard">
      <style:text-properties officeooo:paragraph-rsid="10bb6617"/>
    </style:style>
    <style:style style:name="P65" style:family="paragraph" style:parent-style-name="Standard">
      <style:text-properties officeooo:paragraph-rsid="0b0ddd8e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>
      <style:text-properties officeooo:paragraph-rsid="04f68805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10c51381"/>
    </style:style>
    <style:style style:name="P70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71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72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73" style:family="paragraph" style:parent-style-name="Standard">
      <style:paragraph-properties fo:text-align="center" style:justify-single-word="false"/>
      <style:text-properties style:font-name="Liberation Sans1" fo:font-size="12pt" officeooo:paragraph-rsid="115d755b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47864"/>
    </style:style>
    <style:style style:name="P75" style:family="paragraph" style:parent-style-name="Standard">
      <style:paragraph-properties style:writing-mode="lr-tb"/>
      <style:text-properties officeooo:paragraph-rsid="1150e784"/>
    </style:style>
    <style:style style:name="P76" style:family="paragraph" style:parent-style-name="Footnote">
      <style:text-properties fo:color="#000000" loext:opacity="100%" style:font-name="Liberation Sans1" fo:font-size="10pt" fo:language="nl" fo:country="NL" officeooo:rsid="0b8e0034" officeooo:paragraph-rsid="115399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7" style:family="paragraph" style:parent-style-name="Standard">
      <style:text-properties officeooo:paragraph-rsid="10e03ba9"/>
    </style:style>
    <style:style style:name="P78" style:family="paragraph" style:parent-style-name="Standard">
      <style:paragraph-properties fo:text-align="center" style:justify-single-word="false"/>
      <style:text-properties style:font-name="Liberation Sans1" fo:font-size="12pt" officeooo:paragraph-rsid="0d1ec96e" style:font-size-asian="12pt" style:font-size-complex="12pt"/>
    </style:style>
    <style:style style:name="P79" style:family="paragraph" style:parent-style-name="Standard">
      <style:text-properties officeooo:paragraph-rsid="0fc931f5"/>
    </style:style>
    <style:style style:name="P80" style:family="paragraph" style:parent-style-name="Standard">
      <style:text-properties officeooo:paragraph-rsid="10ab1f0a"/>
    </style:style>
    <style:style style:name="P81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82" style:family="paragraph" style:parent-style-name="Standard">
      <style:text-properties officeooo:paragraph-rsid="0e8aa5aa"/>
    </style:style>
    <style:style style:name="P83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84" style:family="paragraph" style:parent-style-name="Standard">
      <style:text-properties officeooo:paragraph-rsid="1020f7f1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c51381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6ba42"/>
    </style:style>
    <style:style style:name="P93" style:family="paragraph" style:parent-style-name="Standard">
      <style:paragraph-properties fo:text-align="center" style:justify-single-word="false"/>
      <style:text-properties officeooo:paragraph-rsid="0e82f1b0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0e784"/>
    </style:style>
    <style:style style:name="P95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9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99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100" style:family="paragraph" style:parent-style-name="Standard">
      <style:text-properties officeooo:paragraph-rsid="0f99f892"/>
    </style:style>
    <style:style style:name="P101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70e9c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8a8be8"/>
    </style:style>
    <style:style style:name="T1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color="#000000" loext:opacity="100%" fo:language="nl" fo:country="NL" fo:font-weight="normal" officeooo:rsid="10ae487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7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fo:language="nl" fo:country="NL" style:text-underline-style="none" officeooo:rsid="1100bc8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fo:language="nl" fo:country="NL" style:text-underline-style="none" officeooo:rsid="10f44ed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1" fo:font-size="12pt" style:font-size-asian="12pt" style:font-size-complex="12pt"/>
    </style:style>
    <style:style style:name="T12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1" fo:font-size="12pt" fo:language="nl" fo:country="N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7" style:family="text">
      <style:text-properties style:use-window-font-color="true" loext:opacity="0%" style:font-name="Liberation Sans1" fo:font-size="12pt" fo:language="nl" fo:country="NL" style:text-underline-style="none" officeooo:rsid="106515af" fo:background-color="transparent" loext:char-shading-value="0" style:font-size-asian="12pt" style:language-asian="nl" style:country-asian="NL" style:font-name-complex="Bitstream Vera Sans" style:font-size-complex="12pt" style:language-complex="nl" style:country-complex="NL"/>
    </style:style>
    <style:style style:name="T18" style:family="text">
      <style:text-properties style:use-window-font-color="true" loext:opacity="0%" style:font-name="Liberation Sans1" fo:font-size="12pt" fo:language="nl" fo:country="NL" style:text-underline-style="none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1" fo:font-size="12pt" fo:language="nl" fo:country="NL" style:text-underline-style="none" officeooo:rsid="1100bc8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1" fo:font-size="12pt" style:text-underline-style="none" fo:background-color="transparent" loext:char-shading-value="0" style:font-size-asian="12pt" style:font-size-complex="12pt"/>
    </style:style>
    <style:style style:name="T21" style:family="text">
      <style:text-properties style:use-window-font-color="true" loext:opacity="0%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1" fo:font-size="12pt" fo:language="nl" fo:country="NL" officeooo:rsid="10cedf4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1" fo:font-size="12pt" fo:language="nl" fo:country="NL" fo:font-style="normal" fo:background-color="transparent" loext:char-shading-value="0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1" fo:font-size="12pt" fo:language="nl" fo:country="NL" fo:font-style="normal" officeooo:rsid="111cdaf8" fo:background-color="transparent" loext:char-shading-value="0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1" fo:font-size="12pt" style:text-underline-style="none" officeooo:rsid="1100bc87" fo:background-color="transparent" loext:char-shading-value="0" style:font-size-asian="12pt" style:font-size-complex="12pt"/>
    </style:style>
    <style:style style:name="T27" style:family="text">
      <style:text-properties style:font-name="Liberation Sans1" fo:font-size="12pt" style:text-underline-style="none" officeooo:rsid="10f44ed2" fo:background-color="transparent" loext:char-shading-value="0" style:font-size-asian="12pt" style:font-size-complex="12pt"/>
    </style:style>
    <style:style style:name="T28" style:family="text">
      <style:text-properties style:font-name="Liberation Sans1" fo:font-size="12pt" fo:background-color="transparent" loext:char-shading-value="0" style:font-size-asian="12pt" style:font-size-complex="12pt"/>
    </style:style>
    <style:style style:name="T29" style:family="text">
      <style:text-properties style:font-name="Liberation Sans1" fo:font-size="12pt" officeooo:rsid="10cedf4f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1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1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1" fo:font-size="12pt" fo:language="nl" fo:country="NL" fo:font-style="normal" fo:font-weight="normal" officeooo:rsid="111cdaf8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1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1" fo:font-size="12pt" fo:language="nl" fo:country="NL" fo:font-style="normal" style:text-underline-style="none" officeooo:rsid="1100bc8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1" fo:font-size="12pt" fo:language="nl" fo:country="NL" fo:font-style="normal" style:text-underline-style="none" officeooo:rsid="10f44e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1" fo:font-size="12pt" fo:language="nl" fo:country="NL" officeooo:rsid="10cedf4f" style:font-size-asian="12pt" style:language-asian="nl" style:country-asian="NL" style:font-weight-asian="normal" style:font-name-complex="Bitstream Vera Sans" style:font-size-complex="12pt" style:font-weight-complex="normal"/>
    </style:style>
    <style:style style:name="T42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0efd8e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font-name="Liberation Sans1" fo:font-size="12pt" fo:letter-spacing="normal" fo:language="nl" fo:country="NL" fo:font-style="normal" fo:font-weight="normal" officeooo:rsid="10eb1cc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officeooo:rsid="10cedf4f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1" fo:font-size="12pt" fo:language="nl" fo:country="NL" fo:font-style="normal" fo:font-weight="normal" officeooo:rsid="111cb3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fo:background-color="transparent" loext:char-shading-value="0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1107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style:font-name="Liberation Sans1" fo:font-size="12pt" fo:language="nl" fo:country="NL" style:text-underline-style="none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style:font-name="Liberation Sans1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1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style:font-name="Liberation Sans1" fo:font-size="12pt" fo:font-weight="normal" officeooo:rsid="04efc077" fo:background-color="transparent" loext:char-shading-value="0" style:font-family-asian="'DejaVu Sans'" style:font-family-generic-asian="swiss" style:font-pitch-asian="variable" style:font-weight-asian="normal" style:font-name-complex="Bitstream Vera Sans" style:font-weight-complex="normal"/>
    </style:style>
    <style:style style:name="T75" style:family="text">
      <style:text-properties fo:color="#000000" loext:opacity="100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style:font-name="Liberation Sans1" fo:font-size="12pt" officeooo:rsid="0d1ec96e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ee672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position="super 58%" style:font-name="Liberation Sans1" fo:font-size="12pt" fo:language="nl" fo:country="NL" style:font-family-asian="'DejaVu Sans'" style:font-family-generic-asian="swiss" style:font-pitch-asian="variable" style:font-size-asian="12pt" style:language-asian="nl" style:country-asian="NL" style:font-name-complex="Bitstream Vera Sans" style:font-size-complex="12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112465a7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11285ff5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font-name="Liberation Sans1" fo:font-size="12pt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0" style:family="text">
      <style:text-properties fo:color="#000000" loext:opacity="100%" style:text-line-through-style="none" style:text-line-through-type="none" style:font-name="Liberation Sans1" fo:font-size="10pt" style:text-underline-style="none" officeooo:rsid="112708af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1" fo:font-size="10pt" fo:language="en" fo:country="GB" officeooo:rsid="01657261" fo:background-color="transparent" loext:char-shading-value="0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fo:language="en" fo:country="GB" officeooo:rsid="01657261" fo:background-color="transparent" loext:char-shading-value="0" style:font-size-asian="10pt" style:font-size-complex="10pt"/>
    </style:style>
    <style:style style:name="T114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115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1" fo:font-size="12pt" fo:language="nl" fo:country="NL" fo:font-weight="normal" officeooo:rsid="10ae48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21" style:family="text">
      <style:text-properties officeooo:rsid="04473353"/>
    </style:style>
    <style:style style:name="T122" style:family="text">
      <style:text-properties officeooo:rsid="0f95a7a0"/>
    </style:style>
    <style:style style:name="T123" style:family="text">
      <style:text-properties officeooo:rsid="0f8f58bd"/>
    </style:style>
    <style:style style:name="T124" style:family="text">
      <style:text-properties officeooo:rsid="0aace3cd"/>
    </style:style>
    <style:style style:name="T125" style:family="text">
      <style:text-properties style:font-name="Ubuntu" fo:font-size="10pt" officeooo:rsid="04473353" style:font-size-asian="10pt" style:font-size-complex="10pt"/>
    </style:style>
    <style:style style:name="T126" style:family="text">
      <style:text-properties fo:font-size="10pt" officeooo:rsid="04473353" style:font-size-asian="10pt" style:font-size-complex="10pt"/>
    </style:style>
    <style:style style:name="T12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6b79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868af1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f3232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eddf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980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1ab8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348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30c7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182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617a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14a7a5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10d5e44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14a7a5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33b2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10d7929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nl" fo:country="NL" fo:font-style="normal" style:text-underline-style="none" officeooo:rsid="10cb9fc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cb9fc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officeooo:rsid="10048e31"/>
    </style:style>
    <style:style style:name="T174" style:family="text">
      <style:text-properties style:font-name="Liberation Sans1" officeooo:rsid="10048e31"/>
    </style:style>
    <style:style style:name="T175" style:family="text">
      <style:text-properties officeooo:rsid="10048e31" style:font-size-asian="11pt" style:font-size-complex="11pt"/>
    </style:style>
    <style:style style:name="T176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family-asian="'DejaVu Sans'" style:font-family-generic-asian="swiss" style:font-pitch-asian="variable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8" style:family="text">
      <style:text-properties fo:color="#000000" loext:opacity="100%" style:font-name="Liberation Sans1" fo:font-size="12pt" officeooo:rsid="106cfca8" style:font-size-asian="12pt" style:font-size-complex="12pt"/>
    </style:style>
    <style:style style:name="T179" style:family="text">
      <style:text-properties fo:color="#000000" loext:opacity="100%" style:font-name="Liberation Sans1" fo:font-size="12pt" fo:font-weight="bold" officeooo:rsid="106cfca8" style:font-size-asian="12pt" style:font-weight-asian="bold" style:font-size-complex="12pt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language="nl" fo:country="NL" fo:font-style="normal" style:text-underline-style="none" officeooo:rsid="10b5b188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font-weight="bold" style:font-weight-asian="bold" style:font-weight-complex="bold"/>
    </style:style>
    <style:style style:name="T185" style:family="text">
      <style:text-properties officeooo:rsid="101b90cf"/>
    </style:style>
    <style:style style:name="T186" style:family="text">
      <style:text-properties officeooo:rsid="10b5b188"/>
    </style:style>
    <style:style style:name="T18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10b5b18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89" style:family="text">
      <style:text-properties officeooo:rsid="101e15d6"/>
    </style:style>
    <style:style style:name="T190" style:family="text">
      <style:text-properties officeooo:rsid="10a19599"/>
    </style:style>
    <style:style style:name="T1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font-name="Liberation Sans1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font-name="Liberation Sans1" fo:font-size="12pt" fo:language="nl" fo:country="NL" style:text-underline-style="none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3" style:family="text">
      <style:text-properties fo:color="#000000" loext:opacity="100%" style:text-line-through-style="none" style:text-line-through-type="none" style:font-name="Liberation Sans4" fo:font-size="12pt" fo:language="nl" fo:country="NL" fo:font-style="normal" style:text-underline-style="none" fo:font-weight="bold" officeooo:rsid="0ba6fa9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10b5b18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fo:language="nl" fo:country="NL" fo:font-style="normal" fo:font-weight="normal" officeooo:rsid="111161f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f1139d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fo:language="en" fo:country="GB" fo:font-style="normal" fo:font-weight="normal" officeooo:rsid="10b53f1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fo:language="nl" fo:country="NL" fo:font-style="normal" fo:font-weight="normal" officeooo:rsid="111352e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style:font-name="Liberation Sans1" fo:font-size="12pt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fo:color="#202124" loext:opacity="100%" style:text-line-through-style="none" style:text-line-through-type="none" style:font-name="Liberation Sans1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fo:color="#000000" loext:opacity="100%" style:text-line-through-style="none" style:text-line-through-type="none" style:font-name="Liberation Sans4" fo:font-size="12pt" fo:letter-spacing="normal" fo:language="nl" fo:country="NL" fo:font-style="normal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language="nl" fo:country="NL" fo:font-style="normal" fo:font-weight="normal" officeooo:rsid="110ca42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7" style:family="text">
      <style:text-properties fo:color="#000000" loext:opacity="100%" style:text-line-through-style="none" style:text-line-through-type="none" fo:language="nl" fo:country="NL" fo:font-style="normal" style:text-underline-style="none" officeooo:rsid="11263323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4" style:family="text">
      <style:text-properties fo:color="#000000" loext:opacity="100%" style:font-name="Liberation Sans1" fo:font-size="12pt" fo:language="nl" fo:country="NL" fo:font-weight="normal" officeooo:rsid="10f7d9d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1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1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kstvak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" form:id="control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" form:id="control4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2"><text:user-field-get text:name="Distro">Debian</text:user-field-get></text:span><text:span text:style-name="T4"><text:s/></text:span><text:span text:style-name="T5">Desktop</text:span><text:span text:style-name="T6">.</text:span></text:p>
      <text:p text:style-name="P2"/>
      <text:p text:style-name="P3"/>
      <text:p text:style-name="P4">Vul het tekstvak achter &lt;...&gt; in</text:p>
      <text:p text:style-name="P5"><text:span text:style-name="T7">&lt;</text:span><text:span text:style-name="T8">g</text:span><text:span text:style-name="T9">ebruiker</text:span><text:span text:style-name="T7">&gt;</text:span><text:span text:style-name="T10"><text:tab/><text:tab/></text:span><text:span text:style-name="T11"> <text:tab/><text:tab/></text:span><draw:control text:anchor-type="as-char" svg:y="-0.4cm" draw:z-index="2" draw:name="Gebruiker 1" draw:style-name="gr1" draw:text-style-name="P6" svg:width="6.002cm" svg:height="0.5cm" draw:control="control1"><svg:title>Gebruiker</svg:title><svg:desc>Volledige naam, bijv. Jan Stek</svg:desc></draw:control><text:span text:style-name="T12"><text:tab/></text:span><text:span text:style-name="T13">b</text:span><text:span text:style-name="T14">ij</text:span><text:span text:style-name="T15">v.</text:span><text:span text:style-name="T16"> </text:span><text:span text:style-name="T17">Karel Zimmer</text:span></text:p>
      <text:p text:style-name="Standard"><text:span text:style-name="T18">&lt;</text:span><text:span text:style-name="T19">g</text:span><text:span text:style-name="T20">ebruikersnaam&gt;<text:tab/></text:span><text:span text:style-name="T21"><draw:control text:anchor-type="as-char" svg:y="-0.4cm" draw:z-index="3" draw:name="Gberuikersnaam 2" draw:style-name="gr1" draw:text-style-name="P6" svg:width="6.002cm" svg:height="0.5cm" draw:control="control2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Standard"><text:span text:style-name="T20">&lt;</text:span><text:span text:style-name="T26">c</text:span><text:span text:style-name="T27">omputernaam</text:span><text:span text:style-name="T20">&gt;</text:span><text:span text:style-name="T21"><text:tab/><text:tab/></text:span><text:span text:style-name="T28"><draw:control text:anchor-type="as-char" svg:y="-0.4cm" draw:z-index="4" draw:name="Computernaam 1" draw:style-name="gr1" draw:text-style-name="P6" svg:width="6.002cm" svg:height="0.5cm" draw:control="control3"><svg:title>Computernaam</svg:title><svg:desc>Unieke naam van de computer</svg:desc></draw:control></text:span><text:span text:style-name="T28"><text:tab/></text:span><text:span text:style-name="T29">b</text:span><text:span text:style-name="T30">ijv.</text:span><text:span text:style-name="T31"> </text:span><text:span text:style-name="T32">pc0</text:span><text:span text:style-name="T33">1</text:span></text:p>
      <text:p text:style-name="P7"><text:span text:style-name="T34">&lt;</text:span><text:span text:style-name="T35">g</text:span><text:span text:style-name="T36">ebruiker</text:span><text:span text:style-name="T34">&gt;<text:tab/></text:span><text:span text:style-name="T37"><text:tab/></text:span><text:span text:style-name="T11"> <text:tab/><text:tab/></text:span><text:span text:style-name="T12"><draw:control text:anchor-type="as-char" svg:y="-0.4cm" draw:z-index="5" draw:name="Gebruiker 2" draw:style-name="gr1" draw:text-style-name="P8" svg:width="6.002cm" svg:height="0.5cm" draw:control="control4"><svg:title>Gebruiker</svg:title><svg:desc>Volledige naam, bijv. Jan Stek</svg:desc></draw:control></text:span><text:span text:style-name="T12"><text:tab/></text:span><text:span text:style-name="T13">e</text:span><text:span text:style-name="T38">vt. </text:span><text:span text:style-name="T39">extra </text:span><text:span text:style-name="T38">gebruiker</text:span><text:span text:style-name="T39">s</text:span></text:p>
      <text:p text:style-name="P9"><text:span text:style-name="T34">&lt;</text:span><text:span text:style-name="T35">g</text:span><text:span text:style-name="T36">ebruikersnaam</text:span><text:span text:style-name="T34">&gt;<text:tab/></text:span><text:span text:style-name="T40"><draw:control text:anchor-type="as-char" svg:y="-0.4cm" draw:z-index="6" draw:name="Gberuikersnaam 1" draw:style-name="gr1" draw:text-style-name="P6" svg:width="6.002cm" svg:height="0.5cm" draw:control="control5"><svg:title>Gebruikersnaam</svg:title><svg:desc>Korte naam, bijv. jan</svg:desc></draw:control></text:span><text:span text:style-name="T40"><text:tab/></text:span><text:span text:style-name="T41">e</text:span><text:span text:style-name="T42">vt. </text:span><text:span text:style-name="T43">extra </text:span><text:span text:style-name="T42">gebruiker</text:span><text:span text:style-name="T43">s</text:span></text:p>
      <text:p text:style-name="P10"><text:span text:style-name="T44">v</text:span>ervang &lt;...&gt; in deze checklist door de waarde in het tekstvak.</text:p>
      <text:p text:style-name="P11"/>
      <text:p text:style-name="P12"/>
      <text:p text:style-name="P13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4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5"><text:span text:style-name="Strong_20_Emphasis"/></text:p>
      <text:p text:style-name="P15"><text:span text:style-name="Strong_20_Emphasis"/></text:p>
      <text:list text:style-name="L1">
        <text:list-item>
          <text:p text:style-name="P16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7"><text:span text:style-name="Strong_20_Emphasis"/></text:p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text:span text:style-name="T59"/></text:p>
          </table:table-cell>
          <table:table-cell table:style-name="_31_._5f_Installatie_5f_voorbereiden.D1" office:value-type="string">
            <text:p text:style-name="P20"><text:span text:style-name="T60">Aanmelden als &lt;</text:span><text:span text:style-name="T61">g</text:span><text:span text:style-name="T62">ebruike</text:span><text:span text:style-name="T63">r&gt;</text:span><text:span text:style-name="T64"><text:note text:id="ftn1" text:note-class="footnote"><text:note-citation>1</text:note-citation><text:note-body><text:p text:style-name="P21"><text:span text:style-name="T65">E</text:span><text:span text:style-name="T66">v</text:span><text:span text:style-name="T67">en</text:span><text:span text:style-name="T68">t</text:span><text:span text:style-name="T69">uele </text:span><text:span text:style-name="T70">extra </text:span><text:span text:style-name="T71">gebruiker</text:span><text:span text:style-name="T70">s aanmelden </text:span><text:span text:style-name="T72">en dezelfde stappen uitvoeren</text:span><text:span text:style-name="T73">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0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24"><text:span text:style-name="Strong_20_Emphasis"><text:span text:style-name="T74">☐</text:span></text:span></text:p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3" office:value-type="string">
            <text:p text:style-name="P25"><text:span text:style-name="T75">Druk op de Super-toets</text:span><text:span text:style-name="T75"><text:note text:id="ftn2" text:note-class="footnote"><text:note-citation>2</text:note-citation><text:note-body><text:p text:style-name="P26">Windows-, command- of vergrootglastoets.</text:p></text:note-body></text:note></text:span><text:span text:style-name="T75">, typ </text:span><text:span text:style-name="User_20_Entry"><text:span text:style-name="T75">term</text:span></text:span><text:span text:style-name="T75"> 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text:span text:style-name="Strong_20_Emphasis"><text:span text:style-name="T81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A1" office:value-type="string">
            <text:p text:style-name="P27"><text:span text:style-name="Strong_20_Emphasis"/></text:p>
          </table:table-cell>
          <table:table-cell table:style-name="_31_._5f_Installatie_5f_voorbereiden.D4" office:value-type="string">
            <text:p text:style-name="P28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85">Enter</text:span><text:span text:style-name="T76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Standard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Standard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Standard"><text:span text:style-name="User_20_Entry"><text:span text:style-name="T87">bash </text:span></text:span><text:span text:style-name="User_20_Entry"><text:span text:style-name="T89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0"><text:span text:style-name="T90">V</text:span><text:span text:style-name="T91">olg </text:span><text:span text:style-name="T5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9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58">☐</text:span></text:span></text:p>
          </table:table-cell>
          <table:table-cell table:style-name="_31_._5f_Installatie_5f_voorbereiden.D10" office:value-type="string">
            <text:p text:style-name="P25"><text:span text:style-name="T75">Druk op de Super-toets</text:span><text:span text:style-name="T92">2</text:span><text:span text:style-name="T75">, ty</text:span><text:span text:style-name="T93">p </text:span><text:span text:style-name="User_20_Entry"><text:span text:style-name="T94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/></text:p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11" office:value-type="string">
            <text:p text:style-name="P33"><text:span text:style-name="T99">Selecteer</text:span><text:span text:style-name="T58"> </text:span><text:span text:style-name="Strong_20_Emphasis"><text:span text:style-name="T100">1</text:span></text:span><text:span text:style-name="T101"> </text:span><text:span text:style-name="T102">Installatie voorbereiden</text:span><text:span text:style-name="T103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12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" office:value-type="string">
            <text:p text:style-name="P39"><text:span text:style-name="T104">Start de computer op vanaf</text:span><text:span text:style-name="T104"><text:note text:id="ftn3" text:note-class="footnote"><text:note-citation>1</text:note-citation><text:note-body><text:p text:style-name="P40"><text:span text:style-name="T105">B</text:span><text:span text:style-name="T106">ootmenu/</text:span><text:span text:style-name="T105">S</text:span><text:span text:style-name="T106">etup</text:span><text:span text:style-name="T107"> via </text:span><text:span text:style-name="T108">é</text:span><text:span text:style-name="T109">é</text:span><text:span text:style-name="T105">n van de </text:span><text:span text:style-name="T110">v</text:span><text:span text:style-name="T111">eelgebruikte toetsen:</text:span><text:span text:style-name="T112"> </text:span><text:span text:style-name="T113">Esc</text:span><text:span text:style-name="T112">, </text:span><text:span text:style-name="T113">Delete</text:span><text:span text:style-name="T112">, </text:span><text:span text:style-name="T113">F1</text:span><text:span text:style-name="T112">, </text:span><text:span text:style-name="T113">F2</text:span><text:span text:style-name="T112">, </text:span><text:span text:style-name="T113">F9</text:span><text:span text:style-name="T112">, </text:span><text:span text:style-name="T113">F10</text:span><text:span text:style-name="T112">, </text:span><text:span text:style-name="T113">F11</text:span><text:span text:style-name="T112">, of </text:span><text:span text:style-name="T113">F12</text:span></text:p></text:note-body></text:note></text:span><text:span text:style-name="T104"> </text:span><text:span text:style-name="T114">een </text:span><text:span text:style-name="T115"><text:user-field-get text:name="Distro">Debian</text:user-field-get></text:span><text:span text:style-name="T116"><text:s/></text:span><text:span text:style-name="T117">Desktop</text:span><text:span text:style-name="T118"> </text:span><text:span text:style-name="T119">Live</text:span><text:span text:style-name="T120"><text:note text:id="ftn4" text:note-class="footnote"><text:note-citation>2</text:note-citation><text:note-body><text:p text:style-name="P41"><text:span text:style-name="T121">Vanaf een </text:span><text:span text:style-name="T122">L</text:span><text:span text:style-name="T121">ive </text:span><text:span text:style-name="T123">USB</text:span><text:span text:style-name="T124">-stick</text:span><text:span text:style-name="T125"> </text:span><text:span text:style-name="T121">kunt u opstarten en </text:span><text:span text:style-name="T126">met </text:span><text:span text:style-name="T127"><text:user-field-get text:name="Distro">Debian</text:user-field-get></text:span><text:span text:style-name="T127"><text:s/></text:span><text:span text:style-name="T121">werken zonder enige bestanden op de harde schijf te wijzigen en maakt ook installatie van </text:span><text:span text:style-name="T127"><text:user-field-get text:name="Distro">Debian</text:user-field-get></text:span><text:span text:style-name="T127"><text:s/></text:span><text:span text:style-name="T121">mogelijk.</text:span></text:p></text:note-body></text:note></text:span><text:span text:style-name="T128"> </text:span><text:span text:style-name="T129">USB</text:span><text:span text:style-name="T130">-stick</text:span><text:span text:style-name="T130"><text:note text:id="ftn5" text:note-class="footnote"><text:note-citation>3</text:note-citation><text:note-body><text:p text:style-name="P42"><text:span text:style-name="T131">Ga naar</text:span><text:span text:style-name="T132"> </text:span><text:a xlink:type="simple" xlink:href="https://www.debian.org/" text:style-name="Internet_20_link" text:visited-style-name="Visited_20_Internet_20_Link"><text:span text:style-name="T133">debian.org</text:span></text:a><text:span text:style-name="T132">, </text:span><text:span text:style-name="T134">en </text:span><text:span text:style-name="T135">klik op</text:span><text:span text:style-name="T134"> </text:span><text:span text:style-name="Strong_20_Emphasis"><text:span text:style-name="T136">Andere</text:span></text:span><text:span text:style-name="Strong_20_Emphasis"><text:span text:style-name="T137"> downloads</text:span></text:span><text:span text:style-name="T138"> (onder “Download</text:span><text:span text:style-name="T139">en”</text:span><text:span text:style-name="T138">) </text:span><text:span text:style-name="T134">en </text:span><text:span text:style-name="T135">vervolgens op</text:span><text:span text:style-name="T138"> </text:span><text:span text:style-name="Strong_20_Emphasis"><text:span text:style-name="T136">Ander</text:span></text:span><text:span text:style-name="Strong_20_Emphasis"><text:span text:style-name="T137"> live-ISO</text:span></text:span><text:span text:style-name="T138"> (onder “Debian live uitproberen voordat u installeert”</text:span><text:span text:style-name="T140">).<text:line-break/></text:span><text:span text:style-name="T139">Klik op éé</text:span><text:span text:style-name="T131">n</text:span><text:span text:style-name="T141"> van de volgende drie</text:span><text:span text:style-name="T139">:<text:line-break/></text:span><text:span text:style-name="Strong_20_Emphasis"><text:span text:style-name="T140">debian-live-...-amd64-</text:span></text:span><text:span text:style-name="Strong_20_Emphasis"><text:span text:style-name="T142">gnome</text:span></text:span><text:span text:style-name="Strong_20_Emphasis"><text:span text:style-name="T143">.iso</text:span></text:span><text:span text:style-name="Strong_20_Emphasis"><text:span text:style-name="T144"><text:tab/><text:tab/></text:span></text:span><text:span text:style-name="Strong_20_Emphasis"><text:span text:style-name="T145">het </text:span></text:span><text:span text:style-name="Strong_20_Emphasis"><text:span text:style-name="T146">meest gebruikt,</text:span></text:span><text:span text:style-name="Strong_20_Emphasis"><text:span text:style-name="T139"> </text:span></text:span><text:span text:style-name="Strong_20_Emphasis"><text:span text:style-name="T145">werkt </text:span></text:span><text:span text:style-name="T147">als</text:span><text:span text:style-name="T139"> Ubuntu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cinnamon</text:span></text:span><text:span text:style-name="Strong_20_Emphasis"><text:span text:style-name="T143">.iso</text:span></text:span><text:span text:style-name="T144"> <text:tab/></text:span><text:span text:style-name="T145">werkt </text:span><text:span text:style-name="T148">zo</text:span><text:span text:style-name="T147">als</text:span><text:span text:style-name="T149"> Windows en Linux Mint</text:span><text:span text:style-name="T140"><text:line-break/></text:span><text:span text:style-name="Strong_20_Emphasis"><text:span text:style-name="T140">debian-live-...-amd64-</text:span></text:span><text:span text:style-name="Strong_20_Emphasis"><text:span text:style-name="T142">lxqt</text:span></text:span><text:span text:style-name="Strong_20_Emphasis"><text:span text:style-name="T143">.iso</text:span></text:span><text:span text:style-name="T144"> <text:tab/><text:tab/><text:tab/>meer geschikt voor oude computers</text:span><text:span text:style-name="T149"><text:line-break/></text:span><text:span text:style-name="Strong_20_Emphasis"><text:span text:style-name="T150">O</text:span></text:span><text:span text:style-name="Strong_20_Emphasis"><text:span text:style-name="T151">p </text:span></text:span><text:a xlink:type="simple" xlink:href="https://karelzimmer.nl/" text:style-name="Internet_20_link" text:visited-style-name="Visited_20_Internet_20_Link"><text:span text:style-name="Strong_20_Emphasis"><text:span text:style-name="T152">karelzimmer.nl</text:span></text:span></text:a><text:span text:style-name="Strong_20_Emphasis"><text:span text:style-name="T151">, </text:span></text:span><text:span text:style-name="Strong_20_Emphasis"><text:span text:style-name="T150">onder </text:span></text:span><text:span text:style-name="Strong_20_Emphasis"><text:span text:style-name="T153">Linux!</text:span></text:span><text:span text:style-name="Strong_20_Emphasis"><text:span text:style-name="T150">, </text:span></text:span><text:span text:style-name="Strong_20_Emphasis"><text:span text:style-name="T154">boven</text:span></text:span><text:span text:style-name="Strong_20_Emphasis"><text:span text:style-name="T155">aan de</text:span></text:span><text:span text:style-name="Strong_20_Emphasis"><text:span text:style-name="T154"> </text:span></text:span><text:span text:style-name="Strong_20_Emphasis"><text:span text:style-name="T153">Linux info</text:span></text:span><text:span text:style-name="Strong_20_Emphasis"><text:span text:style-name="T150">, vindt u instructies voor het maken van een opstartbare USB-stick.</text:span></text:span></text:p></text:note-body></text:note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><text:span text:style-name="Strong_20_Emphasis"/></text:p>
          </table:table-cell>
          <table:table-cell table:style-name="_32_._5f_Installatie_5f_uitvoeren.C2" office:value-type="string">
            <text:p text:style-name="P43"><text:span text:style-name="T99">Selecteer</text:span><text:span text:style-name="T157"> </text:span><text:span text:style-name="Strong_20_Emphasis"><text:span text:style-name="T158">Live </text:span></text:span><text:span text:style-name="Strong_20_Emphasis"><text:span text:style-name="T159">system (amd64)</text:span></text:span><text:span text:style-name="T160"> </text:span><text:span text:style-name="T161">en druk op de </text:span><text:span text:style-name="T162">Enter</text:span><text:span text:style-name="T163">-</text:span><text:span text:style-name="T76">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4" office:value-type="string">
            <text:p text:style-name="P45">Volg de welkomstschermen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5" office:value-type="string">
            <text:p text:style-name="P46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6" office:value-type="string">
            <text:p text:style-name="P49"><text:span text:style-name="T164">Start de installatie</text:span><text:span text:style-name="T165"> </text:span><text:span text:style-name="T76">via </text:span><text:span text:style-name="T166">een </text:span><text:span text:style-name="T167">klik op </text:span><text:span text:style-name="Strong_20_Emphasis"><text:span text:style-name="T168">Activities</text:span></text:span><text:span text:style-name="T167"> en </text:span><text:span text:style-name="T169">een </text:span><text:span text:style-name="T167">klik op</text:span><text:span text:style-name="T170"> </text:span><text:span text:style-name="Strong_20_Emphasis"><text:span text:style-name="T171">Install Debia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7" office:value-type="string">
            <text:p text:style-name="P50"><text:span text:style-name="T173">Typ</text:span><text:span text:style-name="T174"> </text:span><text:span text:style-name="User_20_Entry"><text:span text:style-name="T175">live</text:span></text:span><text:span text:style-name="T174"> als</text:span><text:span text:style-name="T173">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2"><text:span text:style-name="Emphasis"><text:span text:style-name="T176">Volg de installatieschermen en vul deze in.</text:span></text:span><text:span text:style-name="T177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8" office:value-type="string">
            <text:p text:style-name="Standard"><text:span text:style-name="T178">Maak verbinding met het </text:span><text:span text:style-name="T179">netwerk</text:span><text:span text:style-name="T178">; essentieel voor taalinstelling en softwareselectie</text:span><text:span text:style-name="T76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13" office:value-type="string">
            <text:p text:style-name="P54"><text:span text:style-name="T164">Bij </text:span><text:span text:style-name="Strong_20_Emphasis"><text:span text:style-name="T180">Welcome</text:span></text:span><text:span text:style-name="T164">: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5"><text:span text:style-name="T181">K</text:span><text:span text:style-name="T164">ies </text:span><text:span text:style-name="Strong_20_Emphasis"><text:span text:style-name="T180">Nederlands</text:span></text:span><text:span text:style-name="T164"> </text:span><text:span text:style-name="T182">en klik op </text:span><text:span text:style-name="Strong_20_Emphasis"><text:span text:style-name="T183">Volgende</text:span></text:span><text:span text:style-name="T182">.</text:span></text:p>
          </table:table-cell>
        </table:table-row>
        <table:table-row>
          <table:table-cell table:style-name="_32_._5f_Installatie_5f_uitvoeren.A1" office:value-type="string">
            <text:p text:style-name="P53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13" office:value-type="string">
            <text:p text:style-name="P54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9"><text:span text:style-name="Strong_20_Emphasis"><text:span text:style-name="T58">☐</text:span></text:span></text:p>
          </table:table-cell>
          <table:table-cell table:style-name="_32_._5f_Installatie_5f_uitvoeren.C16" office:value-type="string">
            <text:p text:style-name="P57">Bij <text:span text:style-name="T184">Locatie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8"><text:span text:style-name="T185">B</text:span>ij <text:span text:style-name="T184">Regio</text:span> <text:span text:style-name="T185">kies</text:span> <text:span text:style-name="T184">Europa</text:span> 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16" office:value-type="string">
            <text:p text:style-name="P59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24"><text:span text:style-name="Strong_20_Emphasis"><text:span text:style-name="T74">☐</text:span></text:span></text:p>
          </table:table-cell>
          <table:table-cell table:style-name="_32_._5f_Installatie_5f_uitvoeren.C19" office:value-type="string">
            <text:p text:style-name="P57">Bij <text:span text:style-name="T184">Toetsenbord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60"/>
          </table:table-cell>
          <table:table-cell table:style-name="_32_._5f_Installatie_5f_uitvoeren.C19" office:value-type="string">
            <text:p text:style-name="P58"><text:span text:style-name="T189">K</text:span>ies <text:span text:style-name="T184">English (US)</text:span> <text:span text:style-name="T190">en </text:span><text:span text:style-name="Strong_20_Emphasis"><text:span text:style-name="T190">English (US, intl., with dead keys)</text:span></text:span><text:span text:style-name="T190">, </text:span><text:span text:style-name="T186">en </text:span><text:span text:style-name="T187">klik op </text:span><text:span text:style-name="Strong_20_Emphasis"><text:span text:style-name="T188">Volgende</text:span></text:span><text:span text:style-name="T187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21" office:value-type="string">
            <text:p text:style-name="P57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48"><text:span text:style-name="Strong_20_Emphasis"><text:span text:style-name="T58">☐</text:span></text:span></text:p>
          </table:table-cell>
          <table:table-cell table:style-name="_32_._5f_Installatie_5f_uitvoeren.C22" office:value-type="string">
            <text:p text:style-name="P62"><text:span text:style-name="T191">Bij </text:span><text:span text:style-name="Strong_20_Emphasis"><text:span text:style-name="T192">Gebruikers</text:span></text:span><text:span text:style-name="T191">: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23" office:value-type="string">
            <text:p text:style-name="P63"><text:span text:style-name="T193">V</text:span><text:span text:style-name="T191">ul in </text:span><text:span text:style-name="Strong_20_Emphasis"><text:span text:style-name="T194">Wat is je naam?</text:span></text:span><text:span text:style-name="T195"> &lt;</text:span><text:span text:style-name="T196">gebruiker&gt;</text:span><text:span text:style-name="T197">,</text:span><text:span text:style-name="Strong_20_Emphasis"><text:span text:style-name="T198"><text:line-break/></text:span></text:span><text:span text:style-name="Strong_20_Emphasis"><text:span text:style-name="T194">Welke naam wil je gebruiken om in te loggen?</text:span></text:span><text:span text:style-name="T199"> &lt;</text:span><text:span text:style-name="T200">gebruikers</text:span><text:span text:style-name="T196">naam&gt;</text:span><text:span text:style-name="T164">,</text:span><text:span text:style-name="Strong_20_Emphasis"><text:span text:style-name="T201"><text:line-break/></text:span></text:span><text:span text:style-name="Strong_20_Emphasis"><text:span text:style-name="T202">Wat is de </text:span></text:span><text:span text:style-name="Strong_20_Emphasis"><text:span text:style-name="T194">naam van deze </text:span></text:span><text:span text:style-name="Strong_20_Emphasis"><text:span text:style-name="T202">computer</text:span></text:span><text:span text:style-name="Strong_20_Emphasis"><text:span text:style-name="T203"> </text:span></text:span><text:span text:style-name="T204">&lt;</text:span><text:span text:style-name="T196">computernaam&gt;</text:span><text:span text:style-name="T195">,</text:span></text:p>
            <text:p text:style-name="P64"><text:span text:style-name="T199">v</text:span><text:span text:style-name="T195">ul </text:span><text:span text:style-name="T205">tweemaal het </text:span><text:span text:style-name="Strong_20_Emphasis"><text:span text:style-name="T206">wachtwoord</text:span></text:span><text:span text:style-name="T205"> </text:span><text:span text:style-name="T195">in</text:span><text:span text:style-name="T207"> </text:span><text:span text:style-name="T182">en klik op </text:span><text:span text:style-name="Strong_20_Emphasis"><text:span text:style-name="T208">Volgende</text:span></text:span><text:span text:style-name="T182">.</text:span>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66"><text:span text:style-name="Strong_20_Emphasis"><text:span text:style-name="T209">Installatie </text:span></text:span><text:span text:style-name="Strong_20_Emphasis"><text:span text:style-name="T210">afronden</text:span></text:span></text:p>
        </text:list-item>
      </text:list>
      <text:p text:style-name="P67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48"><text:span text:style-name="Strong_20_Emphasis"><text:span text:style-name="T58">☐</text:span></text:span></text:p>
          </table:table-cell>
          <table:table-cell table:style-name="_33_._5f_Installatie_5f_afronden.C1" office:value-type="string">
            <text:p text:style-name="P69"><text:span text:style-name="T211">Aanmelden als </text:span><text:span text:style-name="T60">&lt;</text:span><text:span text:style-name="T62">gebruike</text:span><text:span text:style-name="T63">r&gt;</text:span><text:span text:style-name="T166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2" office:value-type="string">
            <text:p text:style-name="P71"/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><text:span text:style-name="Strong_20_Emphasis"><text:span text:style-name="T212">☐</text:span></text:span></text:p>
          </table:table-cell>
          <table:table-cell table:style-name="_33_._5f_Installatie_5f_afronden.C3" office:value-type="string">
            <text:p text:style-name="P74"><text:span text:style-name="T213">Volg de welkomstschermen.</text:span><text:span text:style-name="T214"/></text:p>
          </table:table-cell>
        </table:table-row>
        <table:table-row>
          <table:table-cell table:style-name="_33_._5f_Installatie_5f_afronden.A1" office:value-type="string">
            <text:p text:style-name="P72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3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5" office:value-type="string">
            <text:p text:style-name="P75"><text:span text:style-name="T75">Druk op de Super-toets</text:span><text:span text:style-name="T75"><text:note text:id="ftn6" text:note-class="footnote"><text:note-citation>1</text:note-citation><text:note-body><text:p text:style-name="P76">Windows-, command- of vergrootglastoets.</text:p></text:note-body></text:note></text:span><text:span text:style-name="T75">, ty</text:span><text:span text:style-name="T93">p </text:span><text:span text:style-name="User_20_Entry"><text:span text:style-name="T215">term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78">Terminalvenster</text:span></text:span><text:span text:style-name="Strong_20_Emphasis"><text:span text:style-name="T79">-</text:span></text:span><text:span text:style-name="Strong_20_Emphasis"><text:span text:style-name="T76">pictogram</text:span></text:span><text:span text:style-name="Strong_20_Emphasis"><text:span text:style-name="T80">.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><text:span text:style-name="Strong_20_Emphasis"/></text:p>
          </table:table-cell>
          <table:table-cell table:style-name="_33_._5f_Installatie_5f_afronden.C6" office:value-type="string">
            <text:p text:style-name="P77"><text:span text:style-name="T82">Typ</text:span><text:span text:style-name="T81"> de </text:span><text:span text:style-name="T83">volgende </text:span><text:span text:style-name="T84">drie </text:span><text:span text:style-name="T81">opdrachten, ieder gevolgd door de </text:span><text:span text:style-name="T216">Enter</text:span><text:span text:style-name="T76">-toets: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7" office:value-type="string">
            <text:p text:style-name="P79"><text:span text:style-name="User_20_Entry"><text:span text:style-name="T86">sudo</text:span></text:span><text:span text:style-name="User_20_Entry"><text:span text:style-name="T87"> </text:span></text:span><text:span text:style-name="User_20_Entry"><text:span text:style-name="T86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8" office:value-type="string">
            <text:p text:style-name="P80"><text:span text:style-name="User_20_Entry"><text:span text:style-name="T87">wget karelzimmer.nl/</text:span></text:span><text:span text:style-name="User_20_Entry"><text:span text:style-name="T88">getkz</text:span></text:span></text:p>
          </table:table-cell>
        </table:table-row>
        <table:table-row>
          <table:table-cell table:style-name="_33_._5f_Installatie_5f_afronden.A1" office:value-type="string">
            <text:p text:style-name="P78"/>
          </table:table-cell>
          <table:table-cell table:style-name="_33_._5f_Installatie_5f_afronden.A1" office:value-type="string">
            <text:p text:style-name="P78"/>
          </table:table-cell>
          <table:table-cell table:style-name="_33_._5f_Installatie_5f_afronden.C9" office:value-type="string">
            <text:p text:style-name="P80"><text:span text:style-name="User_20_Entry"><text:span text:style-name="T87">bash </text:span></text:span><text:span text:style-name="User_20_Entry"><text:span text:style-name="T89">g</text:span></text:span><text:span text:style-name="User_20_Entry"><text:span text:style-name="T217">et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0" office:value-type="string">
            <text:p text:style-name="P82"><text:span text:style-name="Strong_20_Emphasis"><text:span text:style-name="T84">V</text:span></text:span><text:span text:style-name="Strong_20_Emphasis"><text:span text:style-name="T91">olg </text:span></text:span><text:span text:style-name="Strong_20_Emphasis"><text:span text:style-name="T5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11" office:value-type="string">
            <text:p text:style-name="P83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19"><text:span text:style-name="Strong_20_Emphasis"><text:span text:style-name="T58">☐</text:span></text:span></text:p>
          </table:table-cell>
          <table:table-cell table:style-name="_33_._5f_Installatie_5f_afronden.C12" office:value-type="string">
            <text:p text:style-name="P25"><text:span text:style-name="T75">Druk op de Super-toets</text:span><text:span text:style-name="T92">1</text:span><text:span text:style-name="T75">, t</text:span><text:span text:style-name="T93">yp </text:span><text:span text:style-name="User_20_Entry"><text:span text:style-name="T218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97">KZ </text:span></text:span><text:span text:style-name="Strong_20_Emphasis"><text:span text:style-name="T98">Installatiemenu</text:span></text:span><text:span text:style-name="Strong_20_Emphasis"><text:span text:style-name="T78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/></text:p>
          </table:table-cell>
          <table:table-cell table:style-name="_33_._5f_Installatie_5f_afronden.C13" office:value-type="string">
            <text:p text:style-name="P84"><text:span text:style-name="T99">Selecteer</text:span><text:span text:style-name="T219"> </text:span><text:span text:style-name="Strong_20_Emphasis"><text:span text:style-name="T220">3</text:span></text:span><text:span text:style-name="T221"> </text:span><text:span text:style-name="T222">Installatie</text:span><text:span text:style-name="T223"> </text:span><text:span text:style-name="T224">afronden</text:span><text:span text:style-name="T103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4" office:value-type="string">
            <text:p text:style-name="P35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67"><text:span text:style-name="Strong_20_Emphasis"><text:span text:style-name="T58"><text:tab/></text:span></text:span></text:p>
      <text:list text:continue-numbering="true" text:style-name="L1">
        <text:list-item>
          <text:p text:style-name="P85"><text:span text:style-name="Strong_20_Emphasis"><text:span text:style-name="T225">Gebruiker inrichten</text:span></text:span></text:p>
        </text:list-item>
      </text:list>
      <text:p text:style-name="P8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1" office:value-type="string">
            <text:p text:style-name="P88"><text:span text:style-name="T211">Aanmelden als </text:span><text:span text:style-name="T60">&lt;</text:span><text:span text:style-name="T62">gebruike</text:span><text:span text:style-name="T63">r&gt;</text:span><text:span text:style-name="T64"><text:note text:id="ftn7" text:note-class="footnote"><text:note-citation>1</text:note-citation><text:note-body><text:p text:style-name="P89"><text:span text:style-name="T226">E</text:span><text:span text:style-name="T227">v</text:span><text:span text:style-name="T228">en</text:span><text:span text:style-name="T229">t</text:span><text:span text:style-name="T230">uele </text:span><text:span text:style-name="T231">extra </text:span><text:span text:style-name="T71">gebruiker</text:span><text:span text:style-name="T231">s aanmelden </text:span><text:span text:style-name="T232">en dezelfde stappen uitvoeren</text:span><text:span text:style-name="T233">.</text:span></text:p></text:note-body></text:note></text:span><text:span text:style-name="T211">.</text:span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 table:style-name="Tabel2.3"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87"><text:span text:style-name="Strong_20_Emphasis"/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2" office:value-type="string">
            <text:p text:style-name="P92"><text:span text:style-name="T234">Volg de welkomstschermen.</text:span><text:span text:style-name="T235"/></text:p>
          </table:table-cell>
        </table:table-row>
        <table:table-row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A1" office:value-type="string">
            <text:p text:style-name="P90"/>
          </table:table-cell>
          <table:table-cell table:style-name="Tabel2.D2" office:value-type="string">
            <text:p text:style-name="P91"/>
          </table:table-cell>
        </table:table-row>
        <table:table-row>
          <table:table-cell table:style-name="Tabel2.A1" office:value-type="string">
            <text:p text:style-name="P93"/>
          </table:table-cell>
          <table:table-cell table:style-name="Tabel2.A1" office:value-type="string">
            <text:p text:style-name="P24"><text:span text:style-name="Strong_20_Emphasis"><text:span text:style-name="T74">☐</text:span></text:span></text:p>
          </table:table-cell>
          <table:table-cell table:style-name="Tabel2.A1" office:value-type="string">
            <text:p text:style-name="P19"><text:span text:style-name="Strong_20_Emphasis"><text:span text:style-name="T58">☐</text:span></text:span></text:p>
          </table:table-cell>
          <table:table-cell table:style-name="Tabel2.D5" office:value-type="string">
            <text:p text:style-name="P94"><text:span text:style-name="T76">Druk op de Super-toets</text:span><text:span text:style-name="T76"><text:note text:id="ftn8" text:note-class="footnote"><text:note-citation>2</text:note-citation><text:note-body><text:p text:style-name="P76">Windows-, command- of vergrootglastoets.</text:p></text:note-body></text:note></text:span><text:span text:style-name="T76">, t</text:span><text:span text:style-name="T93">yp </text:span><text:span text:style-name="User_20_Entry"><text:span text:style-name="T236">menu</text:span></text:span><text:span text:style-name="T95"> </text:span><text:span text:style-name="T96">e</text:span><text:span text:style-name="T76">n </text:span><text:span text:style-name="T77">k</text:span><text:span text:style-name="T76">lik op het </text:span><text:span text:style-name="Strong_20_Emphasis"><text:span text:style-name="T237">KZ</text:span></text:span><text:span text:style-name="Strong_20_Emphasis"><text:span text:style-name="T97"> </text:span></text:span><text:span text:style-name="Strong_20_Emphasis"><text:span text:style-name="T98">Installatiemenu</text:span></text:span><text:span text:style-name="Strong_20_Emphasis"><text:span text:style-name="T79">-</text:span></text:span><text:span text:style-name="Strong_20_Emphasis"><text:span text:style-name="T76">pictogram.</text:span>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6" office:value-type="string">
            <text:p text:style-name="P96"><text:span text:style-name="T99">Selecteer</text:span><text:span text:style-name="T219"> </text:span><text:span text:style-name="Strong_20_Emphasis"><text:span text:style-name="T220">4</text:span></text:span><text:span text:style-name="T221"> </text:span><text:span text:style-name="T238">Gebruiker inrichten</text:span><text:span text:style-name="T103">.</text:span></text:p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95"/>
          </table:table-cell>
          <table:table-cell table:style-name="Tabel2.D7" office:value-type="string">
            <text:p text:style-name="P97"><text:span text:style-name="T90">V</text:span><text:span text:style-name="T91">olg </text:span><text:span text:style-name="T58">de aanwijzingen op het scherm.</text:span></text:p>
          </table:table-cell>
        </table:table-row>
      </table:table>
      <text:p text:style-name="P98"/>
      <text:p text:style-name="P99"/>
      <text:p text:style-name="P100"><text:span text:style-name="T239">E</text:span><text:span text:style-name="T240">inde c</text:span><text:span text:style-name="T241">hecklist, </text:span><text:span text:style-name="T242">d</text:span><text:span text:style-name="T241">e</text:span><text:span text:style-name="T243"> installatie van </text:span><text:span text:style-name="T243"><text:user-field-get text:name="Distro">Debian</text:user-field-get></text:span><text:span text:style-name="T116"><text:s/></text:span><text:span text:style-name="T117">Des</text:span><text:span text:style-name="T244">k</text:span><text:span text:style-name="T117">top</text:span><text:span text:style-name="T118"> </text:span><text:span text:style-name="T243">is voltooid.</text:span></text:p>
      <text:p text:style-name="P101"/>
      <text:list text:style-name="L2">
        <text:list-header>
          <text:p text:style-name="P102"><text:span text:style-name="T245">Geschreven door </text:span><text:a xlink:type="simple" xlink:href="mailto:info@karelzimmer.nl?subject=Checklist%20installatie%20Linux" text:style-name="Internet_20_link" text:visited-style-name="Visited_20_Internet_20_Link"><text:span text:style-name="T246">Karel Zimmer</text:span></text:a><text:span text:style-name="T247">.</text:span></text:p>
          <text:p text:style-name="P103"><text:span text:style-name="T248">Licentie </text:span><text:span text:style-name="T247">C</text:span><text:span text:style-name="T249">C0</text:span><text:span text:style-name="T247"> 1.0 </text:span><text:span text:style-name="T25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50"><text:s/></text:span><text:span text:style-name="T25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5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e-Debian-desktop</text:file-name><text:tab/><text:tab/><text:date style:data-style-name="N36" text:date-value="2025-12-04T20:02:51.875378675">04-12-2025</text:date></text:p>
      </style:header>
      <style:footer>
        <text:p text:style-name="MP1"><text:span text:style-name="MT1">Karel Zimmer</text:span><text:tab/><text:tab/><text:span text:style-name="MT2">Pagina </text:span><text:page-number style:num-format="1" text:select-page="current">4</text:page-number><text:s/><text:span text:style-name="MT2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2-04T20:02:51.796770105</dc:date>
    <meta:keyword>Installatie</meta:keyword>
    <meta:keyword>Checklist</meta:keyword>
    <meta:keyword>Linux</meta:keyword>
    <meta:editing-cycles>7143</meta:editing-cycles>
    <meta:editing-duration>P13DT2H7M3S</meta:editing-duration>
    <meta:print-date>2025-02-26T16:34:17.960837243</meta:print-date>
    <meta:document-statistic meta:table-count="4" meta:image-count="2" meta:object-count="0" meta:page-count="4" meta:paragraph-count="94" meta:word-count="539" meta:character-count="3624" meta:non-whitespace-character-count="3153"/>
    <meta:user-defined meta:name="Info 1"/>
    <meta:user-defined meta:name="Info 2"/>
    <meta:user-defined meta:name="Info 3"/>
    <meta:user-defined meta:name="Info 4"/>
  </office:meta>
</office:document-meta>
</file>